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047in" svg:height="7.0346in" svg:x="0.0252in" svg:y="2.5142in">
            <draw:object draw:notify-on-update-of-ranges="Sheet1.H9:Sheet1.J9 Sheet1.H10:Sheet1.J10 Sheet1.H9:Sheet1.J9 Sheet1.H11:Sheet1.J11 Sheet1.H9:Sheet1.J9 Sheet1.H12:Sheet1.J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.8858in" svg:height="7.8854in" svg:x="9.2953in" svg:y="3.2in">
            <draw:object draw:notify-on-update-of-ranges="Sheet1.B2:Sheet1.E2 Sheet1.A3:Sheet1.A3 Sheet1.B3:Sheet1.E3 Sheet1.B2:Sheet1.E2 Sheet1.A4:Sheet1.A4 Sheet1.B4:Sheet1.E4 Sheet1.B2:Sheet1.E2 Sheet1.A5:Sheet1.A5 Sheet1.B5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Distance R from source (cm)</text:p>
          </table:table-cell>
          <table:covered-table-cell table:number-columns-repeated="3" table:style-name="ce1"/>
          <table:table-cell table:number-columns-repeated="22"/>
        </table:table-row>
        <table:table-row table:style-name="ro1">
          <table:table-cell table:style-name="ce1" office:value-type="string" calcext:value-type="string">
            <text:p>Distance R from source (cm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BS 1</text:p>
          </table:table-cell>
          <table:table-cell table:style-name="ce1" table:formula="of:=12000000" office:value-type="float" office:value="12000000" calcext:value-type="float">
            <text:p>12000000</text:p>
          </table:table-cell>
          <table:table-cell table:style-name="ce1" table:formula="of:=1400000" office:value-type="float" office:value="1400000" calcext:value-type="float">
            <text:p>1400000</text:p>
          </table:table-cell>
          <table:table-cell table:style-name="ce1" table:formula="of:=450000" office:value-type="float" office:value="450000" calcext:value-type="float">
            <text:p>450000</text:p>
          </table:table-cell>
          <table:table-cell table:style-name="ce1" table:formula="of:=280000" office:value-type="float" office:value="280000" calcext:value-type="float">
            <text:p>280000</text:p>
          </table:table-cell>
          <table:table-cell table:style-name="ce4" office:value-type="string" calcext:value-type="string" table:number-columns-spanned="1" table:number-rows-spanned="3">
            <text:p>Flux (/s/cm2)</text:p>
          </table:table-cell>
          <table:table-cell table:style-name="ce6"/>
          <table:table-cell table:style-name="ce7" office:value-type="string" calcext:value-type="string" table:number-columns-spanned="13" table:number-rows-spanned="1">
            <text:p>Correction factor c is a function of R : c = Sqrt(flux50/fluxR)/Ratio(R/50) | This can be approximated by a linear function in the range we are interested in.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1" office:value-type="string" calcext:value-type="string">
            <text:p>ABS 2</text:p>
          </table:table-cell>
          <table:table-cell table:style-name="ce3" office:value-type="float" office:value="6800000" calcext:value-type="float">
            <text:p>6.80E+006</text:p>
          </table:table-cell>
          <table:table-cell table:style-name="ce3" office:value-type="float" office:value="800000" calcext:value-type="float">
            <text:p>8.00E+005</text:p>
          </table:table-cell>
          <table:table-cell table:style-name="ce3" office:value-type="float" office:value="250000" calcext:value-type="float">
            <text:p>2.50E+005</text:p>
          </table:table-cell>
          <table:table-cell table:style-name="ce3" office:value-type="float" office:value="160000" calcext:value-type="float">
            <text:p>1.60E+005</text:p>
          </table:table-cell>
          <table:covered-table-cell/>
          <table:table-cell table:number-columns-repeated="4"/>
          <table:table-cell office:value-type="string" calcext:value-type="string">
            <text:p><text:s/></text:p>
          </table:table-cell>
          <table:table-cell table:style-name="ce7" office:value-type="string" calcext:value-type="string" table:number-columns-spanned="5" table:number-rows-spanned="1">
            <text:p>C = <text:s/>C (50/R) = a*(50/R) + b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ABS 5</text:p>
          </table:table-cell>
          <table:table-cell table:style-name="ce3" office:value-type="float" office:value="3100000" calcext:value-type="float">
            <text:p>3.10E+006</text:p>
          </table:table-cell>
          <table:table-cell table:style-name="ce3" office:value-type="float" office:value="360000" calcext:value-type="float">
            <text:p>3.60E+005</text:p>
          </table:table-cell>
          <table:table-cell table:style-name="ce3" office:value-type="float" office:value="110000" calcext:value-type="float">
            <text:p>1.10E+005</text:p>
          </table:table-cell>
          <table:table-cell table:style-name="ce3" office:value-type="float" office:value="70000" calcext:value-type="float">
            <text:p>7.00E+004</text:p>
          </table:table-cell>
          <table:covered-table-cell/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4"/>
          <table:table-cell table:style-name="ce4" office:value-type="string" calcext:value-type="string" table:number-columns-spanned="6" table:number-rows-spanned="1">
            <text:p>Evolution of Sqrt(flux50/fluxR)/Ratio(R/50) with Ratio(R/50)</text:p>
          </table:table-cell>
          <table:covered-table-cell table:number-columns-repeated="5" table:style-name="ce5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Ratio R/50</text:p>
          </table:table-cell>
          <table:covered-table-cell table:number-columns-repeated="2" table:style-name="ce5"/>
          <table:table-cell table:number-columns-repeated="2"/>
          <table:table-cell table:style-name="ce4" office:value-type="string" calcext:value-type="string" table:number-columns-spanned="3" table:number-rows-spanned="1">
            <text:p>Ratio R/50</text:p>
          </table:table-cell>
          <table:covered-table-cell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Linear Fit ABS1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Linear Fit ABS2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Linear Fit ABS5</text:p>
          </table:table-cell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Ratio R/5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BS</text:p>
          </table:table-cell>
          <table:table-cell table:style-name="ce5" table:formula="of:=[.C2]/[.$B$2]" office:value-type="float" office:value="3.1" calcext:value-type="float">
            <text:p>3.1</text:p>
          </table:table-cell>
          <table:table-cell table:style-name="ce5" table:formula="of:=[.D2]/[.$B$2]" office:value-type="float" office:value="6" calcext:value-type="float">
            <text:p>6</text:p>
          </table:table-cell>
          <table:table-cell table:style-name="ce5" table:formula="of:=[.E2]/[.$B$2]" office:value-type="float" office:value="8" calcext:value-type="float">
            <text:p>8</text:p>
          </table:table-cell>
          <table:table-cell table:number-columns-repeated="2"/>
          <table:table-cell table:style-name="ce8" table:formula="of:=[.C2]/[.$B$2]" office:value-type="float" office:value="3.1" calcext:value-type="float">
            <text:p>3.1</text:p>
          </table:table-cell>
          <table:table-cell table:style-name="ce8" table:formula="of:=[.D2]/[.$B$2]" office:value-type="float" office:value="6" calcext:value-type="float">
            <text:p>6</text:p>
          </table:table-cell>
          <table:table-cell table:style-name="ce8" table:formula="of:=[.E2]/[.$B$2]" office:value-type="float" office:value="8" calcext:value-type="float">
            <text:p>8</text:p>
          </table:table-cell>
          <table:table-cell table:number-columns-repeated="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8" table:formula="of:=[.C2]/[.$B$2]" office:value-type="float" office:value="3.1" calcext:value-type="float">
            <text:p>3.1</text:p>
          </table:table-cell>
          <table:table-cell table:style-name="ce8" table:formula="of:=[.D2]/[.$B$2]" office:value-type="float" office:value="6" calcext:value-type="float">
            <text:p>6</text:p>
          </table:table-cell>
          <table:table-cell table:style-name="ce8" table:formula="of:=[.E2]/[.$B$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5" table:formula="of:=[.$B3]/[.C3]" office:value-type="float" office:value="8.57142857142857" calcext:value-type="float">
            <text:p>8.5714285714</text:p>
          </table:table-cell>
          <table:table-cell table:style-name="ce5" table:formula="of:=[.$B3]/[.D3]" office:value-type="float" office:value="26.6666666666667" calcext:value-type="float">
            <text:p>26.6666666667</text:p>
          </table:table-cell>
          <table:table-cell table:style-name="ce5" table:formula="of:=[.$B3]/[.E3]" office:value-type="float" office:value="42.8571428571429" calcext:value-type="float">
            <text:p>42.8571428571</text:p>
          </table:table-cell>
          <table:table-cell table:style-name="ce4" office:value-type="string" calcext:value-type="string" table:number-columns-spanned="1" table:number-rows-spanned="3">
            <text:p>flux50/fluxR</text:p>
          </table:table-cell>
          <table:table-cell table:style-name="ce6"/>
          <table:table-cell table:style-name="ce5" table:formula="of:=SQRT([.C10])*[.$B$2]/[.C$2]" office:value-type="float" office:value="0.944419425434064" calcext:value-type="float">
            <text:p>0.9444194254</text:p>
          </table:table-cell>
          <table:table-cell table:style-name="ce5" table:formula="of:=SQRT([.D10])*[.$B$2]/[.D$2]" office:value-type="float" office:value="0.86066296582387" calcext:value-type="float">
            <text:p>0.8606629658</text:p>
          </table:table-cell>
          <table:table-cell table:style-name="ce5" table:formula="of:=SQRT([.E10])*[.$B$2]/[.E$2]" office:value-type="float" office:value="0.818317088384971" calcext:value-type="float">
            <text:p>0.8183170884</text:p>
          </table:table-cell>
          <table:table-cell table:style-name="ce4" office:value-type="string" calcext:value-type="string" table:number-columns-spanned="3" table:number-rows-spanned="3">
            <text:p>Sqrt(flux50/fluxR)/Ratio(R/50)</text:p>
          </table:table-cell>
          <table:covered-table-cell table:number-columns-repeated="2"/>
          <table:table-cell/>
          <table:table-cell table:style-name="ce8" table:number-matrix-columns-spanned="2" table:number-matrix-rows-spanned="5" table:formula="of:=LINEST([.H10:.J10];[.H9:.J9];1;1)" office:value-type="float" office:value="-0.0259606518200966" calcext:value-type="float">
            <text:p>-0.0259606518</text:p>
          </table:table-cell>
          <table:table-cell table:style-name="ce5" office:value-type="float" office:value="1.02244220858885" calcext:value-type="float">
            <text:p>1.0224422086</text:p>
          </table:table-cell>
          <table:table-cell table:style-name="ce8" table:number-matrix-columns-spanned="2" table:number-matrix-rows-spanned="5" table:formula="of:=LINEST([.H11:.J11];[.H9:.J9];1;1)" office:value-type="float" office:value="-0.0255518207317028" calcext:value-type="float">
            <text:p>-0.0255518207</text:p>
          </table:table-cell>
          <table:table-cell table:style-name="ce5" office:value-type="float" office:value="1.02051317819821" calcext:value-type="float">
            <text:p>1.0205131782</text:p>
          </table:table-cell>
          <table:table-cell table:style-name="ce8" table:number-matrix-columns-spanned="2" table:number-matrix-rows-spanned="5" table:formula="of:=LINEST([.H12:.J12];[.H9:.J9];1;1)" office:value-type="float" office:value="-0.0232697043557903" calcext:value-type="float">
            <text:p>-0.0232697044</text:p>
          </table:table-cell>
          <table:table-cell table:style-name="ce5" office:value-type="float" office:value="1.02037824874629" calcext:value-type="float">
            <text:p>1.0203782487</text:p>
          </table:table-cell>
          <table:table-cell/>
          <table:table-cell table:style-name="ce5" table:formula="of:=1/[.H10]" office:value-type="float" office:value="1.05885157914916" calcext:value-type="float">
            <text:p>1.0588515791</text:p>
          </table:table-cell>
          <table:table-cell table:style-name="ce5" table:formula="of:=1/[.I10]" office:value-type="float" office:value="1.16189500386223" calcext:value-type="float">
            <text:p>1.1618950039</text:p>
          </table:table-cell>
          <table:table-cell table:style-name="ce5" table:formula="of:=1/[.J10]" office:value-type="float" office:value="1.22202018532156" calcext:value-type="float">
            <text:p>1.2220201853</text:p>
          </table:table-cell>
          <table:table-cell table:style-name="ce4" office:value-type="string" calcext:value-type="string" table:number-columns-spanned="3" table:number-rows-spanned="3">
            <text:p>1/Sqrt(flux50/fluxR)/Ratio(R/50)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5" table:formula="of:=[.$B4]/[.C4]" office:value-type="float" office:value="8.5" calcext:value-type="float">
            <text:p>8.5</text:p>
          </table:table-cell>
          <table:table-cell table:style-name="ce5" table:formula="of:=[.$B4]/[.D4]" office:value-type="float" office:value="27.2" calcext:value-type="float">
            <text:p>27.2</text:p>
          </table:table-cell>
          <table:table-cell table:style-name="ce5" table:formula="of:=[.$B4]/[.E4]" office:value-type="float" office:value="42.5" calcext:value-type="float">
            <text:p>42.5</text:p>
          </table:table-cell>
          <table:covered-table-cell/>
          <table:table-cell/>
          <table:table-cell table:style-name="ce5" table:formula="of:=SQRT([.C11])*[.$B$2]/[.C$2]" office:value-type="float" office:value="0.940476112071823" calcext:value-type="float">
            <text:p>0.9404761121</text:p>
          </table:table-cell>
          <table:table-cell table:style-name="ce5" table:formula="of:=SQRT([.D11])*[.$B$2]/[.D$2]" office:value-type="float" office:value="0.869226987360353" calcext:value-type="float">
            <text:p>0.8692269874</text:p>
          </table:table-cell>
          <table:table-cell table:style-name="ce5" table:formula="of:=SQRT([.E11])*[.$B$2]/[.E$2]" office:value-type="float" office:value="0.814900300650331" calcext:value-type="float">
            <text:p>0.8149003007</text:p>
          </table:table-cell>
          <table:covered-table-cell table:number-columns-repeated="3"/>
          <table:table-cell/>
          <table:table-cell table:style-name="ce5" office:value-type="float" office:value="0.00212629803650867" calcext:value-type="float">
            <text:p>0.002126298</text:p>
          </table:table-cell>
          <table:table-cell table:style-name="ce5" office:value-type="float" office:value="0.0128525292128832" calcext:value-type="float">
            <text:p>0.0128525292</text:p>
          </table:table-cell>
          <table:table-cell table:style-name="ce5" office:value-type="float" office:value="0.000715702323363198" calcext:value-type="float">
            <text:p>0.0007157023</text:p>
          </table:table-cell>
          <table:table-cell table:style-name="ce5" office:value-type="float" office:value="0.00432610333114811" calcext:value-type="float">
            <text:p>0.0043261033</text:p>
          </table:table-cell>
          <table:table-cell table:style-name="ce5" office:value-type="float" office:value="0.00141950931035063" calcext:value-type="float">
            <text:p>0.0014195093</text:p>
          </table:table-cell>
          <table:table-cell table:style-name="ce5" office:value-type="float" office:value="0.00858030462615567" calcext:value-type="float">
            <text:p>0.0085803046</text:p>
          </table:table-cell>
          <table:table-cell/>
          <table:table-cell table:style-name="ce5" table:formula="of:=1/[.H11]" office:value-type="float" office:value="1.06329122788355" calcext:value-type="float">
            <text:p>1.0632912279</text:p>
          </table:table-cell>
          <table:table-cell table:style-name="ce5" table:formula="of:=1/[.I11]" office:value-type="float" office:value="1.15044748327106" calcext:value-type="float">
            <text:p>1.1504474833</text:p>
          </table:table-cell>
          <table:table-cell table:style-name="ce5" table:formula="of:=1/[.J11]" office:value-type="float" office:value="1.22714398215579" calcext:value-type="float">
            <text:p>1.2271439822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5" table:formula="of:=[.$B5]/[.C5]" office:value-type="float" office:value="8.61111111111111" calcext:value-type="float">
            <text:p>8.6111111111</text:p>
          </table:table-cell>
          <table:table-cell table:style-name="ce5" table:formula="of:=[.$B5]/[.D5]" office:value-type="float" office:value="28.1818181818182" calcext:value-type="float">
            <text:p>28.1818181818</text:p>
          </table:table-cell>
          <table:table-cell table:style-name="ce5" table:formula="of:=[.$B5]/[.E5]" office:value-type="float" office:value="44.2857142857143" calcext:value-type="float">
            <text:p>44.2857142857</text:p>
          </table:table-cell>
          <table:covered-table-cell/>
          <table:table-cell/>
          <table:table-cell table:style-name="ce5" table:formula="of:=SQRT([.C12])*[.$B$2]/[.C$2]" office:value-type="float" office:value="0.946603057078441" calcext:value-type="float">
            <text:p>0.9466030571</text:p>
          </table:table-cell>
          <table:table-cell table:style-name="ce5" table:formula="of:=SQRT([.D12])*[.$B$2]/[.D$2]" office:value-type="float" office:value="0.884775837615541" calcext:value-type="float">
            <text:p>0.8847758376</text:p>
          </table:table-cell>
          <table:table-cell table:style-name="ce5" table:formula="of:=SQRT([.E12])*[.$B$2]/[.E$2]" office:value-type="float" office:value="0.831843907060865" calcext:value-type="float">
            <text:p>0.8318439071</text:p>
          </table:table-cell>
          <table:covered-table-cell table:number-columns-repeated="3"/>
          <table:table-cell/>
          <table:table-cell office:value-type="float" office:value="0.993336331081145" calcext:value-type="float">
            <text:p>0.9933363311</text:p>
          </table:table-cell>
          <table:table-cell office:value-type="float" office:value="0.00740855452489458" calcext:value-type="float">
            <text:p>0.0074085545</text:p>
          </table:table-cell>
          <table:table-cell office:value-type="float" office:value="0.99921606409166" calcext:value-type="float">
            <text:p>0.9992160641</text:p>
          </table:table-cell>
          <table:table-cell office:value-type="float" office:value="0.00249368601916986" calcext:value-type="float">
            <text:p>0.002493686</text:p>
          </table:table-cell>
          <table:table-cell office:value-type="float" office:value="0.996292496080252" calcext:value-type="float">
            <text:p>0.9962924961</text:p>
          </table:table-cell>
          <table:table-cell office:value-type="float" office:value="0.0049459257092651" calcext:value-type="float">
            <text:p>0.0049459257</text:p>
          </table:table-cell>
          <table:table-cell/>
          <table:table-cell table:style-name="ce5" table:formula="of:=1/[.H12]" office:value-type="float" office:value="1.05640901169954" calcext:value-type="float">
            <text:p>1.0564090117</text:p>
          </table:table-cell>
          <table:table-cell table:style-name="ce5" table:formula="of:=1/[.I12]" office:value-type="float" office:value="1.13022977966372" calcext:value-type="float">
            <text:p>1.1302297797</text:p>
          </table:table-cell>
          <table:table-cell table:style-name="ce5" table:formula="of:=1/[.J12]" office:value-type="float" office:value="1.20214861407506" calcext:value-type="float">
            <text:p>1.2021486141</text:p>
          </table:table-cell>
          <table:covered-table-cell table:number-columns-repeated="3"/>
        </table:table-row>
        <table:table-row table:style-name="ro1">
          <table:table-cell table:number-columns-repeated="14"/>
          <table:table-cell table:style-name="ce5" office:value-type="float" office:value="149.067479668815" calcext:value-type="float">
            <text:p>149.0674796688</text:p>
          </table:table-cell>
          <table:table-cell table:style-name="ce5" table:formula="of:=AVERAGE([.O10];[.Q10];[.S10])" office:value-type="float" office:value="-0.0249273923025299" calcext:value-type="float">
            <text:p>-0.0249273923</text:p>
          </table:table-cell>
          <table:table-cell office:value-type="float" office:value="1274.61448501255" calcext:value-type="float">
            <text:p>1274.6144850126</text:p>
          </table:table-cell>
          <table:table-cell office:value-type="float" office:value="1" calcext:value-type="float">
            <text:p>1</text:p>
          </table:table-cell>
          <table:table-cell office:value-type="float" office:value="268.723248213842" calcext:value-type="float">
            <text:p>268.723248213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5" office:value-type="float" office:value="0.0081818190771008" calcext:value-type="float">
            <text:p>0.0081818191</text:p>
          </table:table-cell>
          <table:table-cell table:style-name="ce5" table:formula="of:=AVERAGE([.P10];[.R10];[.T10])" office:value-type="float" office:value="1.02111121184445" calcext:value-type="float">
            <text:p>1.0211112118</text:p>
          </table:table-cell>
          <table:table-cell office:value-type="float" office:value="0.00792615188843962" calcext:value-type="float">
            <text:p>0.0079261519</text:p>
          </table:table-cell>
          <table:table-cell office:value-type="float" office:value="0.0000062184699622032" calcext:value-type="float">
            <text:p>6.2184699622032E-006</text:p>
          </table:table-cell>
          <table:table-cell office:value-type="float" office:value="0.00657355676938347" calcext:value-type="float">
            <text:p>0.0065735568</text:p>
          </table:table-cell>
          <table:table-cell office:value-type="float" office:value="0.0000244621811215695" calcext:value-type="float">
            <text:p>2.44621811215695E-00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4"/>
          <table:table-cell table:style-name="ce4" office:value-type="string" calcext:value-type="string" table:number-columns-spanned="3" table:number-rows-spanned="1">
            <text:p>Value when R = 230cm : c(230/50)</text:p>
          </table:table-cell>
          <table:covered-table-cell table:number-columns-repeated="2" table:style-name="ce5"/>
          <table:table-cell table:style-name="ce5" table:formula="of:=[.P13]*230/50+[.P14]" office:value-type="float" office:value="0.906445207252812" calcext:value-type="float">
            <text:p>0.9064452073</text:p>
          </table:table-cell>
          <table:table-cell table:number-columns-repeated="9"/>
        </table:table-row>
        <table:table-row table:style-name="ro1">
          <table:table-cell table:number-columns-repeated="17"/>
          <table:table-cell table:style-name="ce5" table:formula="of:=[.P13]*230/210+[.P14]" office:value-type="float" office:value="0.993809782179774" calcext:value-type="float">
            <text:p>0.99380978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8:06:16.019972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3:41:14.028721709</meta:creation-date>
    <dc:date>2015-01-13T18:07:31.354063706</dc:date>
    <meta:editing-duration>PT4H59M8S</meta:editing-duration>
    <meta:editing-cycles>7</meta:editing-cycles>
    <meta:generator>LibreOffice/4.2.7.2$Linux_X86_64 LibreOffice_project/42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91cm" svg:height="20.03cm" xlink:href=".." xlink:type="simple" chart:class="chart:scatter" chart:style-name="ch1">
        <chart:legend chart:legend-position="end" svg:x="27.842cm" svg:y="9.218cm" style:legend-expansion="high" chart:style-name="ch2"/>
        <chart:plot-area chart:style-name="ch3" table:cell-range-address="Sheet1.B2:Sheet1.E5 Sheet1.A3:Sheet1.A5" chart:data-source-has-labels="column" svg:x="1.614cm" svg:y="0.4cm" svg:width="25.625cm" svg:height="18.249cm">
          <chartooo:coordinate-region svg:x="3.532cm" svg:y="0.599cm" svg:width="23.428cm" svg:height="17.403cm"/>
          <chart:axis chart:dimension="x" chart:name="primary-x" chart:style-name="ch4">
            <chart:title svg:x="10.519cm" svg:y="19.049cm" chart:style-name="ch5">
              <text:p>Distance R from the source along irradiation axis (cm)</text:p>
            </chart:title>
          </chart:axis>
          <chart:axis chart:dimension="y" chart:name="primary-y" chart:style-name="ch6">
            <chart:title svg:x="0.451cm" svg:y="10.494cm" chart:style-name="ch7">
              <text:p>Flux (/s/cm2)</text:p>
            </chart:title>
            <chart:grid chart:style-name="ch8" chart:class="major"/>
          </chart:axis>
          <chart:series chart:style-name="ch9" chart:values-cell-range-address="Sheet1.B3:Sheet1.E3" chart:label-cell-address="Sheet1.A3:Sheet1.A3" chart:class="chart:scatter">
            <chart:domain table:cell-range-address="Sheet1.B2:Sheet1.E2"/>
            <chart:data-point chart:repeated="4"/>
          </chart:series>
          <chart:series chart:style-name="ch10" chart:values-cell-range-address="Sheet1.B4:Sheet1.E4" chart:label-cell-address="Sheet1.A4:Sheet1.A4" chart:class="chart:scatter">
            <chart:data-point chart:repeated="4"/>
          </chart:series>
          <chart:series chart:style-name="ch11" chart:values-cell-range-address="Sheet1.B5:Sheet1.E5" chart:label-cell-address="Sheet1.A5:Sheet1.A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B2:Sheet1.E2</svg:desc>
                </draw:g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ABS 1</text:p>
                <draw:g>
                  <svg:desc>Sheet1.A3:Sheet1.A3</svg:desc>
                </draw:g>
              </table:table-cell>
              <table:table-cell office:value-type="float" office:value="12000000">
                <text:p>12000000</text:p>
                <draw:g>
                  <svg:desc>Sheet1.B3:Sheet1.E3</svg:desc>
                </draw:g>
              </table:table-cell>
              <table:table-cell office:value-type="float" office:value="1400000">
                <text:p>1400000</text:p>
              </table:table-cell>
              <table:table-cell office:value-type="float" office:value="450000">
                <text:p>450000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ABS 2</text:p>
                <draw:g>
                  <svg:desc>Sheet1.A4:Sheet1.A4</svg:desc>
                </draw:g>
              </table:table-cell>
              <table:table-cell office:value-type="float" office:value="6800000">
                <text:p>6800000</text:p>
                <draw:g>
                  <svg:desc>Sheet1.B4:Sheet1.E4</svg:desc>
                </draw:g>
              </table:table-cell>
              <table:table-cell office:value-type="float" office:value="800000">
                <text:p>800000</text:p>
              </table:table-cell>
              <table:table-cell office:value-type="float" office:value="250000">
                <text:p>25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ABS 5</text:p>
                <draw:g>
                  <svg:desc>Sheet1.A5:Sheet1.A5</svg:desc>
                </draw:g>
              </table:table-cell>
              <table:table-cell office:value-type="float" office:value="3100000">
                <text:p>3100000</text:p>
                <draw:g>
                  <svg:desc>Sheet1.B5:Sheet1.E5</svg:desc>
                </draw:g>
              </table:table-cell>
              <table:table-cell office:value-type="float" office:value="360000">
                <text:p>360000</text:p>
              </table:table-cell>
              <table:table-cell office:value-type="float" office:value="110000">
                <text:p>110000</text:p>
              </table:table-cell>
              <table:table-cell office:value-type="float" office:value="70000">
                <text:p>7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27cm" svg:height="17.869cm" xlink:href=".." xlink:type="simple" chart:class="chart:scatter" chart:style-name="ch1">
        <chart:legend chart:legend-position="end" svg:x="19.402cm" svg:y="7.39cm" style:legend-expansion="high" chart:style-name="ch2"/>
        <chart:plot-area chart:style-name="ch3" table:cell-range-address="Sheet1.H9:Sheet1.J12" svg:x="0.462cm" svg:y="0.357cm" svg:width="18.478cm" svg:height="17.155cm">
          <chartooo:coordinate-region svg:x="1.374cm" svg:y="0.556cm" svg:width="17.472cm" svg:height="16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0:Sheet1.J10" chart:class="chart:scatter">
            <chart:domain table:cell-range-address="Sheet1.H9:Sheet1.J9"/>
            <chart:regression-curve chart:style-name="ch7">
              <chart:equation chart:display-equation="true" chart:display-r-square="false" svg:x="8.803cm" svg:y="2.798cm"/>
            </chart:regression-curve>
            <chart:data-point chart:repeated="3"/>
          </chart:series>
          <chart:series chart:style-name="ch8" chart:values-cell-range-address="Sheet1.H11:Sheet1.J11" chart:class="chart:scatter">
            <chart:regression-curve chart:style-name="ch9">
              <chart:equation chart:display-equation="true" chart:display-r-square="false" svg:x="8.836cm" svg:y="3.602cm"/>
            </chart:regression-curve>
            <chart:data-point chart:repeated="3"/>
          </chart:series>
          <chart:series chart:style-name="ch10" chart:values-cell-range-address="Sheet1.H12:Sheet1.J12" chart:class="chart:scatter">
            <chart:regression-curve chart:style-name="ch11">
              <chart:equation chart:display-equation="true" chart:display-r-square="false" svg:x="9.029cm" svg:y="4.584cm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.1">
                <text:p>3.1</text:p>
                <draw:g>
                  <svg:desc>Sheet1.H9:Sheet1.J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944419425434064">
                <text:p>0.944419425434064</text:p>
                <draw:g>
                  <svg:desc>Sheet1.H10:Sheet1.J10</svg:desc>
                </draw:g>
              </table:table-cell>
              <table:table-cell office:value-type="float" office:value="0.86066296582387">
                <text:p>0.86066296582387</text:p>
              </table:table-cell>
              <table:table-cell office:value-type="float" office:value="0.818317088384971">
                <text:p>0.81831708838497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940476112071823">
                <text:p>0.940476112071823</text:p>
                <draw:g>
                  <svg:desc>Sheet1.H11:Sheet1.J11</svg:desc>
                </draw:g>
              </table:table-cell>
              <table:table-cell office:value-type="float" office:value="0.869226987360353">
                <text:p>0.869226987360353</text:p>
              </table:table-cell>
              <table:table-cell office:value-type="float" office:value="0.814900300650331">
                <text:p>0.81490030065033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946603057078441">
                <text:p>0.946603057078441</text:p>
                <draw:g>
                  <svg:desc>Sheet1.H12:Sheet1.J12</svg:desc>
                </draw:g>
              </table:table-cell>
              <table:table-cell office:value-type="float" office:value="0.884775837615541">
                <text:p>0.884775837615541</text:p>
              </table:table-cell>
              <table:table-cell office:value-type="float" office:value="0.831843907060865">
                <text:p>0.831843907060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